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title" style:list-style-name="L14">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1.429cm"/>
      <style:paragraph-properties style:writing-mode="lr-tb"/>
    </style:style>
    <style:style style:name="pr15"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loext:graphic-properties draw:fill="solid" draw:fill-color="#181818" draw:opacity="79%"/>
      <style:paragraph-properties fo:text-align="center" style:font-independent-line-spacing="true"/>
      <style:text-properties fo:font-size="18pt"/>
    </style:style>
    <style:style style:name="P13" style:family="paragraph">
      <loext:graphic-properties draw:fill-color="#ffffff"/>
      <style:paragraph-properties style:writing-mode="lr-tb"/>
      <style:text-properties fo:font-size="20pt"/>
    </style:style>
    <style:style style:name="P14"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6" style:family="paragraph">
      <style:paragraph-properties fo:margin-top="0cm" fo:margin-bottom="0cm" fo:line-height="100%" fo:text-align="end" style:writing-mode="lr-tb"/>
      <style:text-properties fo:font-size="12pt" style:font-size-asian="14pt" style:font-size-complex="14pt"/>
    </style:style>
    <style:style style:name="P17"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18"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19"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2" fo:font-size="28pt" fo:letter-spacing="normal" fo:language="en" fo:country="US" fo:font-style="normal" fo:text-shadow="none" style:text-underline-style="none" fo:font-weight="normal" style:letter-kerning="true" fo:background-color="transparent" style:font-name-asian="DejaVu Sans"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efefef" loext:opacity="100%" style:text-line-through-style="none" style:text-line-through-type="none" style:text-position="33% 58%"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2"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efefef" loext:opacity="100%" style:text-line-through-style="none" style:text-line-through-type="none" style:text-position="0% 100%" style:font-name="Calibri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181818"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4" style:family="text">
      <style:text-properties fo:font-variant="normal" fo:text-transform="none" fo:color="#66b2ff" loext:opacity="100%" style:text-line-through-style="none" style:text-line-through-type="none" style:text-position="0% 100%" style:font-name="Calibri2"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text:span><text:span text:style-name="T2">Learn</text:span></text:p>
            <text:p text:style-name="P3"><text:span text:style-name="T2"/></text:p>
            <text:p text:style-name="P3"><text:span text:style-name="T2">Ensemble Method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1">
        <office:forms form:automatic-focus="false" form:apply-design-mode="false"/>
        <draw:frame draw:name="Title 1_14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47"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Background</text:span></text:p>
                  </text:list-item>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_clipboard1"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ackground</text:span></text:p>
              </text:list-item>
            </text:list>
            <text:list text:style-name="L3">
              <text:list-item>
                <text:list>
                  <text:list-item>
                    <text:p text:style-name="P9"><text:span text:style-name="T5">By using drastically different trainers for each data set, we can often get a better prediction than the best trainer created for any individual trainer.</text:span></text:p>
                  </text:list-item>
                  <text:list-item>
                    <text:p><text:span text:style-name="T5">The models can be of the same type of trainer, or different type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4" draw:master-page-name="Title_20_and_20_Content" presentation:presentation-page-layout-name="AL2T11">
        <office:forms form:automatic-focus="false" form:apply-design-mode="false"/>
        <draw:frame draw:name="Title 1_15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4" presentation:style-name="pr5" draw:text-style-name="P6" draw:layer="layout" svg:width="22.859cm" svg:height="12.571cm" svg:x="1.27cm" svg:y="4.445cm" presentation:class="outline" presentation:user-transformed="true">
          <draw:text-box>
            <text:list text:style-name="L2">
              <text:list-item>
                <text:p text:style-name="P8"><text:span text:style-name="T4">Background</text:span></text:p>
              </text:list-item>
            </text:list>
            <text:list text:style-name="L3">
              <text:list-item>
                <text:list>
                  <text:list-item>
                    <text:p text:style-name="P9"><text:span text:style-name="T5">For instance, a group of decision trees can be used, or a decision tree, logistic regression, and k-nearest neighbor models.</text:span></text:p>
                  </text:list-item>
                  <text:list-item>
                    <text:p text:style-name="P9"><text:span text:style-name="T5">A group of models used in conjunction with each other is called an ensembl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4" draw:master-page-name="Title_20_and_20_Content" presentation:presentation-page-layout-name="AL2T11">
        <office:forms form:automatic-focus="false" form:apply-design-mode="false"/>
        <draw:frame draw:name="Title 1_15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3" presentation:style-name="pr5" draw:text-style-name="P6" draw:layer="layout" svg:width="22.859cm" svg:height="12.571cm" svg:x="1.27cm" svg:y="4.445cm" presentation:class="outline" presentation:user-transformed="true">
          <draw:text-box>
            <text:list text:style-name="L2">
              <text:list-item>
                <text:p text:style-name="P8"><text:span text:style-name="T4">Background</text:span></text:p>
              </text:list-item>
            </text:list>
            <text:list text:style-name="L3">
              <text:list-item>
                <text:list>
                  <text:list-item>
                    <text:p text:style-name="P9"><text:span text:style-name="T5">The more independent each model is from the others, the more accurate the ensemble will be.</text:span></text:p>
                    <text:list>
                      <text:list-item>
                        <text:p><text:span text:style-name="T5">This averages out the errors produced by each model.</text:span></text:p>
                      </text:list-item>
                    </text:list>
                  </text:list-item>
                  <text:list-item>
                    <text:p><text:span text:style-name="T5">The more models you have, the more accurate the ensemble will be as long as the models are sufficiently independent.</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_clipboard2"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_clipboard3"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and chooses the class with the highest probability as the predicted clas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6" draw:master-page-name="Title_20_and_20_Content" presentation:presentation-page-layout-name="AL2T11">
        <office:forms form:automatic-focus="false" form:apply-design-mode="false"/>
        <draw:frame draw:name="Title 1_158"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5"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Soft voting requires that the trainer can estimate probabilities.</text:span></text:p>
                        <text:list>
                          <text:list-item>
                            <text:p><text:span text:style-name="T6">Some trainers do not have this method by default, but can be passed a keyword to tell the trainer to calculate them.</text:span></text:p>
                            <text:list>
                              <text:list-item>
                                <text:p><text:span text:style-name="T6">Support Vector Classifiers are an example.</text:span></text:p>
                              </text:list-item>
                            </text:list>
                          </text:list-item>
                        </text:list>
                      </text:list-item>
                      <text:list-item>
                        <text:p><text:span text:style-name="T6">Soft voting can be more accurate, since they take in to account confidence of the prediction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6" draw:master-page-name="Title_20_and_20_Content" presentation:presentation-page-layout-name="AL2T11">
        <office:forms form:automatic-focus="false" form:apply-design-mode="false"/>
        <draw:frame draw:name="Title 1_15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6" presentation:style-name="pr5"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Go over example cod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7" draw:master-page-name="Title_20_and_20_Content" presentation:presentation-page-layout-name="AL2T11">
        <office:forms form:automatic-focus="false" form:apply-design-mode="false"/>
        <draw:custom-shape draw:name="Rectangle 3_20"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6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7"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voting ensemble with multiple different classifiers. <text:s/></text:span></text:p>
                  </text:list-item>
                  <text:list-item>
                    <text:p text:style-name="P9"><text:span text:style-name="T5">Compare the accuracy score of the individual models with that of the ensemble.</text:span></text:p>
                  </text:list-item>
                  <text:list-item>
                    <text:p text:style-name="P9"><text:span text:style-name="T5">Utilize both hard and soft voting.</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13" draw:layer="layout" svg:width="17.271cm" svg:height="12.572cm" svg:x="2.159cm" svg:y="13.271cm" presentation:class="notes" presentation:placeholder="true">
            <draw:text-box/>
          </draw:frame>
        </presentation:notes>
      </draw:page>
      <draw:page draw:name="Ensemble Methods_clipboard4"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In both of these methods, multiple instances of the same type of trainer is used.</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8" draw:master-page-name="Title_20_and_20_Content" presentation:presentation-page-layout-name="AL2T11">
        <office:forms form:automatic-focus="false" form:apply-design-mode="false"/>
        <draw:frame draw:name="Title 1_16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8"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In bagging, a random set of the data is chosen for each trainer. <text:s/></text:span></text:p>
                    <text:list>
                      <text:list-item>
                        <text:p><text:span text:style-name="T4">The same data point can be used multiple times in the same <text:s/>instances.</text:span></text:p>
                      </text:list-item>
                      <text:list-item>
                        <text:p><text:span text:style-name="T4">This is referred to as “with replacement”</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8" draw:master-page-name="Title_20_and_20_Content" presentation:presentation-page-layout-name="AL2T11">
        <office:forms form:automatic-focus="false" form:apply-design-mode="false"/>
        <draw:frame draw:name="Title 1_16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59"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In pasting, no two data points can exist in the same instance, but can exist in multiple instances.</text:span></text:p>
                    <text:list>
                      <text:list-item>
                        <text:p><text:span text:style-name="T4">This is referred to as “without replacement”.</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8" draw:master-page-name="Title_20_and_20_Content" presentation:presentation-page-layout-name="AL2T11">
        <office:forms form:automatic-focus="false" form:apply-design-mode="false"/>
        <draw:frame draw:name="Title 1_16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0"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Determining predicted outcome.</text:span></text:p>
                    <text:list>
                      <text:list-item>
                        <text:p><text:span text:style-name="T4">Hard voting is used for classifiers</text:span></text:p>
                      </text:list-item>
                      <text:list-item>
                        <text:p><text:span text:style-name="T4">Soft voting is used for regressor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8" draw:master-page-name="Title_20_and_20_Content" presentation:presentation-page-layout-name="AL2T11">
        <office:forms form:automatic-focus="false" form:apply-design-mode="false"/>
        <draw:frame draw:name="Title 1_16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1"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Because multiple trainers are being used, each trainer can be built on a separate CPU core, if applicable. <text: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8" draw:master-page-name="Title_20_and_20_Content" presentation:presentation-page-layout-name="AL2T11">
        <office:forms form:automatic-focus="false" form:apply-design-mode="false"/>
        <draw:frame draw:name="Title 1_16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2"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Since we are pulling data at random, some of the data points will not be used in training.</text:span></text:p>
                  </text:list-item>
                  <text:list-item>
                    <text:p><text:span text:style-name="T4">These points are called Out Of Bag instances, and can be used for testing our data set like using X_test and y_test. <text: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8" draw:master-page-name="Title_20_and_20_Content" presentation:presentation-page-layout-name="AL2T11">
        <office:forms form:automatic-focus="false" form:apply-design-mode="false"/>
        <draw:frame draw:name="Title 1_16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3" presentation:style-name="pr5"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
                  <text:list-item>
                    <text:p><text:span text:style-name="T4">Go over in-class exampl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7" draw:master-page-name="Title_20_and_20_Content" presentation:presentation-page-layout-name="AL2T11">
        <office:forms form:automatic-focus="false" form:apply-design-mode="false"/>
        <draw:custom-shape draw:name="Rectangle 3_21"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6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and trainers of your choice, create a bagging or pasting ensemble method.</text:span></text:p>
                  </text:list-item>
                  <text:list-item>
                    <text:p text:style-name="P9"><text:span text:style-name="T5">Evaluate the model using out-of-bag instances.</text:span></text:p>
                  </text:list-item>
                  <text:list-item>
                    <text:p text:style-name="P9"><text:span text:style-name="T5">Adjust the number of samples, and number of estimators to see if you can get better accuracy.</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13" draw:layer="layout" svg:width="17.271cm" svg:height="12.572cm" svg:x="2.159cm" svg:y="13.271cm" presentation:class="notes" presentation:placeholder="true">
            <draw:text-box/>
          </draw:frame>
        </presentation:notes>
      </draw:page>
      <draw:page draw:name="Ensemble Methods_clipboard5"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A decision tree will recursively split the data using a feature and threshold that produces the purest class split.</text:span></text:p>
                    <text:list>
                      <text:list-item>
                        <text:p><text:span text:style-name="T5">The decision tree finds the best feature for each decision boundary split.</text:span></text:p>
                      </text:list-item>
                    </text:list>
                  </text:list-item>
                  <text:list-item>
                    <text:p text:style-name="P9"><text:span text:style-name="T5">A random forest is a collection of decision trees trained on randomly chosen data points.</text:span></text:p>
                    <text:list>
                      <text:list-item>
                        <text:p><text:span text:style-name="T5">Bagging method with decision trees.</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9" draw:master-page-name="Title_20_and_20_Content" presentation:presentation-page-layout-name="AL2T11">
        <office:forms form:automatic-focus="false" form:apply-design-mode="false"/>
        <draw:frame draw:name="Title 1_17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7" presentation:style-name="pr5"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7">Use multiple, slightly different models to increase predictive capability.</text:span></text:p>
                  </text:list-item>
                  <text:list-item>
                    <text:p text:style-name="P9"><text:span text:style-name="T5">Bias will increase using an ensemble of decision trees, but variance will decrease.</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8" draw:master-page-name="Title_20_and_20_Content" presentation:presentation-page-layout-name="AL2T11">
        <office:forms form:automatic-focus="false" form:apply-design-mode="false"/>
        <draw:frame draw:name="Title 1_17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9" presentation:style-name="pr5" draw:text-style-name="P6" draw:layer="layout" svg:width="22.859cm" svg:height="12.571cm" svg:x="1.27cm" svg:y="4.445cm" presentation:class="outline" presentation:user-transformed="true">
          <draw:text-box>
            <text:list text:style-name="L2">
              <text:list-item>
                <text:p text:style-name="P8"><text:span text:style-name="T4">Random Forests</text:span></text:p>
                <text:list>
                  <text:list-item>
                    <text:p><text:span text:style-name="T4">Go over in-class exampl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13" draw:layer="layout" svg:width="17.271cm" svg:height="12.572cm" svg:x="2.159cm" svg:y="13.271cm" presentation:class="notes" presentation:placeholder="true">
            <draw:text-box/>
          </draw:frame>
        </presentation:notes>
      </draw:page>
      <draw:page draw:name="page22" draw:style-name="dp7" draw:master-page-name="Title_20_and_20_Content" presentation:presentation-page-layout-name="AL2T11">
        <office:forms form:automatic-focus="false" form:apply-design-mode="false"/>
        <draw:custom-shape draw:name="Rectangle 3_22"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68"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5"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train a random forest.</text:span></text:p>
                  </text:list-item>
                  <text:list-item>
                    <text:p text:style-name="P9"><text:span text:style-name="T5">Adjust the number of estimators and max number of leaves to get a better score.</text:span></text:p>
                  </text:list-item>
                  <text:list-item>
                    <text:p text:style-name="P9"><text:span text:style-name="T5">Sort the feature importances by descending importance.</text:span></text:p>
                  </text:list-item>
                  <text:list-item>
                    <text:p text:style-name="P9"><text:span text:style-name="T5">Can you maintain the same score from the random forest if you remove a couple features of least importance?</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13" draw:layer="layout" svg:width="17.271cm" svg:height="12.572cm" svg:x="2.159cm" svg:y="13.271cm" presentation:class="notes" presentation:placeholder="true">
            <draw:text-box/>
          </draw:frame>
        </presentation:notes>
      </draw:page>
      <draw:page draw:name="page23" draw:style-name="dp8" draw:master-page-name="Title_20_and_20_Content" presentation:presentation-page-layout-name="AL2T11">
        <office:forms form:automatic-focus="false" form:apply-design-mode="false"/>
        <draw:frame draw:name="Title 1_17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0"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1]</text:span></text:p>
                <text:list>
                  <text:list-item>
                    <text:p><text:span text:style-name="T4">Random forests classifiers’ performance tends to drop significantly when the number of truly informative features is very small compared to total number of features.</text:span></text:p>
                  </text:list-item>
                  <text:list-item>
                    <text:p><text:span text:style-name="T4">One way to combat this is to increase the weight of important features. </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8" draw:master-page-name="Title_20_and_20_Content" presentation:presentation-page-layout-name="AL2T11">
        <office:forms form:automatic-focus="false" form:apply-design-mode="false"/>
        <draw:frame draw:name="Title 1_17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2"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2]</text:span></text:p>
                <text:list>
                  <text:list-item>
                    <text:p><text:span text:style-name="T4">Enriched Random Forests utilize this idea by choosing nodes based on weighted random sampling vs simple random sampling. </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8" draw:master-page-name="Title_20_and_20_Content" presentation:presentation-page-layout-name="AL2T11">
        <office:forms form:automatic-focus="false" form:apply-design-mode="false"/>
        <draw:frame draw:name="Title 1_17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3"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2]</text:span></text:p>
                <text:list>
                  <text:list-item>
                    <text:p><text:span text:style-name="T4"><text:s/></text:span><text:span text:style-name="T4">A normal random forest will train as many decision trees as specified, each on a random subset of data points.</text:span></text:p>
                  </text:list-item>
                  <text:list-item>
                    <text:p><text:span text:style-name="T4">Enriched random forests first weight the data samples based on how informative they are (how important they are in estimating new classe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8" draw:master-page-name="Title_20_and_20_Content" presentation:presentation-page-layout-name="AL2T11">
        <office:forms form:automatic-focus="false" form:apply-design-mode="false"/>
        <draw:frame draw:name="Title 1_17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4" presentation:style-name="pr5" draw:text-style-name="P6" draw:layer="layout" svg:width="22.859cm" svg:height="12.571cm" svg:x="1.27cm" svg:y="4.445cm" presentation:class="outline" presentation:user-transformed="true">
          <draw:text-box>
            <text:list text:style-name="L2">
              <text:list-item>
                <text:p text:style-name="P8"><text:span text:style-name="T4">Enriched Random Forests</text:span><text:span text:style-name="T8">[21]</text:span></text:p>
                <text:list>
                  <text:list-item>
                    <text:p><text:span text:style-name="T4">They then sample, with the higher-weighted data points having a higher chance of being selected.</text:span></text:p>
                  </text:list-item>
                  <text:list-item>
                    <text:p><text:span text:style-name="T4">The exact method can be seen in source [21].</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8" draw:master-page-name="Title_20_and_20_Content" presentation:presentation-page-layout-name="AL2T11">
        <office:forms form:automatic-focus="false" form:apply-design-mode="false"/>
        <draw:frame draw:name="Title 1_17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1"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Random forest regressors are limited to interpolation </text:span></text:p>
                    <text:list>
                      <text:list-item>
                        <text:p><text:span text:style-name="T5">Decision boundaries are chosen within the known data set</text:span></text:p>
                      </text:list-item>
                    </text:list>
                  </text:list-item>
                  <text:list-item>
                    <text:p><text:span text:style-name="T4">Random forest regressors can not incorporate known relationships between features and the prediction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8" draw:master-page-name="Title_20_and_20_Content" presentation:presentation-page-layout-name="AL2T11">
        <office:forms form:automatic-focus="false" form:apply-design-mode="false"/>
        <draw:frame draw:name="Title 1_178"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5"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Incorporates the use of a loss function, penalty parameter, and lasso or ridge regression to create a new training set.</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8" draw:master-page-name="Title_20_and_20_Content" presentation:presentation-page-layout-name="AL2T11">
        <office:forms form:automatic-focus="false" form:apply-design-mode="false"/>
        <draw:frame draw:name="Title 1_17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6"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The loss function is what the algorithm attempts to minimize in finding the best model. </text:span></text:p>
                  </text:list-item>
                  <text:list-item>
                    <text:p><text:span text:style-name="T4">The loss function incorporates comparing the actual target value with the predicted target value.</text:span></text:p>
                    <text:p><text:span text:style-name="T4"/></text:p>
                  </text:list-item>
                </text:list>
              </text:list-item>
            </text:list>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13" draw:layer="layout" svg:width="17.271cm" svg:height="12.572cm" svg:x="2.159cm" svg:y="13.271cm" presentation:class="notes" presentation:placeholder="true">
            <draw:text-box/>
          </draw:frame>
        </presentation:notes>
      </draw:page>
      <draw:page draw:name="page30" draw:style-name="dp8"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The penalty parameter allows us to incorporate results from both Lasso regression and random forest methods, weighting one method more than the other.</text:span></text:p>
                    <text:p><text:span text:style-name="T4"/></text:p>
                  </text:list-item>
                </text:list>
              </text:list-item>
            </text:list>
            <text:p text:style-name="P8"><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13" draw:layer="layout" svg:width="17.271cm" svg:height="12.572cm" svg:x="2.159cm" svg:y="13.271cm" presentation:class="notes" presentation:placeholder="true">
            <draw:text-box/>
          </draw:frame>
        </presentation:notes>
      </draw:page>
      <draw:page draw:name="page31" draw:style-name="dp8" draw:master-page-name="Title_20_and_20_Content" presentation:presentation-page-layout-name="AL2T11">
        <office:forms form:automatic-focus="false" form:apply-design-mode="false"/>
        <draw:frame draw:name="Title 1_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0"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9">The new training set is iteratively created, tuning the following parameters until the model is sufficiently trained.</text:span></text:p>
                    <text:list>
                      <text:list-item>
                        <text:p><text:span text:style-name="T10">Penalty parameter</text:span></text:p>
                      </text:list-item>
                      <text:list-item>
                        <text:p><text:span text:style-name="T10">Hyperparameter c of the regressor</text:span></text:p>
                      </text:list-item>
                      <text:list-item>
                        <text:p><text:span text:style-name="T10">Mtry of the random forest (the number of features a random forest can choose from)</text:span></text:p>
                      </text:list-item>
                      <text:list-item>
                        <text:p><text:span text:style-name="T10">Node size of the random forest (number of leav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8" draw:master-page-name="Title_20_and_20_Content" presentation:presentation-page-layout-name="AL2T11">
        <office:forms form:automatic-focus="false" form:apply-design-mode="false"/>
        <draw:frame draw:name="Title 1_180"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7"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By utilizing Lasso regression with a penalty parameter, we incorporate parametric modeling into the data, which helps reduce inaccuracy from extrapolation.</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8" draw:master-page-name="Title_20_and_20_Content" presentation:presentation-page-layout-name="AL2T11">
        <office:forms form:automatic-focus="false" form:apply-design-mode="false"/>
        <draw:frame draw:name="Title 1_18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8" presentation:style-name="pr5" draw:text-style-name="P6" draw:layer="layout" svg:width="22.859cm" svg:height="12.571cm" svg:x="1.27cm" svg:y="4.445cm" presentation:class="outline" presentation:user-transformed="true">
          <draw:text-box>
            <text:list text:style-name="L2">
              <text:list-item>
                <text:p text:style-name="P8"><text:span text:style-name="T4">Regression-Enhanced Random Forests</text:span><text:span text:style-name="T8">[22]</text:span></text:p>
                <text:list>
                  <text:list-item>
                    <text:p><text:span text:style-name="T4">Lasso regression can also help us incorporate known relationships between the features and prediction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10;&#10;&#10;&#10;&#10;&#10;&#10;&#10;STOPPED HERE" draw:style-name="dp10" draw:master-page-name="Title_20_and_20_Content" presentation:presentation-page-layout-name="AL2T11">
        <office:forms form:automatic-focus="false" form:apply-design-mode="false"/>
        <draw:frame draw:name="Title 1_85" presentation:style-name="pr8" draw:text-style-name="P14" draw:layer="layout" svg:width="22.606cm" svg:height="3.81cm" svg:x="1.27cm" svg:y="6.985cm" presentation:class="title" presentation:user-transformed="true">
          <draw:text-box>
            <text:p text:style-name="P1"><text:span text:style-name="T11">STOPPED HERE</text:span></text:p>
          </draw:text-box>
        </draw:frame>
        <presentation:notes draw:style-name="dp11">
          <office:forms form:automatic-focus="false" form:apply-design-mode="false"/>
          <draw:page-thumbnail draw:name="Slide Image Placeholder 1_60" draw:style-name="gr2" draw:layer="layout" svg:width="11.429cm" svg:height="8.572cm" svg:x="3.81cm" svg:y="3.175cm" draw:page-number="34" presentation:class="page"/>
          <draw:frame draw:name="Notes Placeholder 2_73" presentation:style-name="pr9" draw:text-style-name="P15" draw:layer="layout" svg:width="15.239cm" svg:height="10cm" svg:x="1.905cm" svg:y="12.224cm" presentation:class="notes" presentation:placeholder="true" presentation:user-transformed="true">
            <draw:text-box/>
          </draw:frame>
          <draw:frame draw:name="Slide Number Placeholder 3_73" presentation:style-name="pr10" draw:text-style-name="P17" draw:layer="layout" svg:width="8.254cm" svg:height="1.273cm" svg:x="10.791cm" svg:y="24.126cm" presentation:class="page-number" presentation:user-transformed="true">
            <draw:text-box>
              <text:p text:style-name="P16"><text:span text:style-name="T12"><text:page-number>47</text:page-number></text:span></text:p>
            </draw:text-box>
          </draw:frame>
        </presentation:notes>
      </draw:page>
      <draw:page draw:name="Ensemble Methods_clipboard6"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oosting</text:span></text:p>
                <text:list>
                  <text:list-item>
                    <text:p><text:span text:style-name="T4">Methods that combine multiple weak models into a strong model.</text:span></text:p>
                  </text:list-item>
                  <text:list-item>
                    <text:p><text:span text:style-name="T4">Usually, each model is trained sequentially, attempting to create a new model that corrects the errors from the previous model(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2" draw:master-page-name="Title_20_and_20_Content" presentation:presentation-page-layout-name="AL2T11">
        <office:forms form:automatic-focus="false" form:apply-design-mode="false"/>
        <draw:frame draw:name="Title 1_169"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6"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Trains multiple models sequentially.</text:span></text:p>
                  </text:list-item>
                  <text:list-item>
                    <text:p><text:span text:style-name="T4">For each training instance, the model’s underfit instances have their weights increased for the next training instanc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2" draw:master-page-name="Title_20_and_20_Content" presentation:presentation-page-layout-name="AL2T11">
        <office:forms form:automatic-focus="false" form:apply-design-mode="false"/>
        <draw:frame draw:name="Title 1_18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79"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This causes the next model to put more attention on the underfit instances, increasing their ability to fit the data.</text:span></text:p>
                  </text:list-item>
                  <text:list-item>
                    <text:p><text:span text:style-name="T4">AdaBoost finishes when the “perfect” model is created, or the max number of models is created.</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2" draw:master-page-name="Title_20_and_20_Content" presentation:presentation-page-layout-name="AL2T11">
        <office:forms form:automatic-focus="false" form:apply-design-mode="false"/>
        <draw:frame draw:name="Title 1_18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0"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AdaBoost makes predictions by taking all the predictions from each round of modeling, weighting each prediction with the final round of calculated weights.</text:span></text:p>
                  </text:list-item>
                  <text:list-item>
                    <text:p><text:span text:style-name="T4">The final prediction is made by majority vote from each of the models for classification, or average for regressor.</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2" draw:master-page-name="Title_20_and_20_Content" presentation:presentation-page-layout-name="AL2T11">
        <office:forms form:automatic-focus="false" form:apply-design-mode="false"/>
        <draw:frame draw:name="Title 1_18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1"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Due to the nature of this method, parallelization will not work with AdaBoost.</text:span></text:p>
                  </text:list-item>
                  <text:list-item>
                    <text:p><text:span text:style-name="T4">AdaBoost can be used for both classification and regression.</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2" draw:master-page-name="Title_20_and_20_Content" presentation:presentation-page-layout-name="AL2T11">
        <office:forms form:automatic-focus="false" form:apply-design-mode="false"/>
        <draw:frame draw:name="Title 1_187"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4"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Scikit-Learn utilizes SAMME for classification, which is AdaBoost utilized for multi-classification problems. <text:s/></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2" draw:master-page-name="Title_20_and_20_Content" presentation:presentation-page-layout-name="AL2T11">
        <office:forms form:automatic-focus="false" form:apply-design-mode="false"/>
        <draw:frame draw:name="Title 1_18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2" presentation:style-name="pr5" draw:text-style-name="P6" draw:layer="layout" svg:width="22.859cm" svg:height="12.571cm" svg:x="1.27cm" svg:y="4.445cm" presentation:class="outline" presentation:user-transformed="true">
          <draw:text-box>
            <text:list text:style-name="L2">
              <text:list-item>
                <text:p text:style-name="P8"><text:span text:style-name="T4">AdaBoost</text:span></text:p>
                <text:list>
                  <text:list-item>
                    <text:p><text:span text:style-name="T4">Go over in-class problem.</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7" draw:master-page-name="Title_20_and_20_Content" presentation:presentation-page-layout-name="AL2T11">
        <office:forms form:automatic-focus="false" form:apply-design-mode="false"/>
        <draw:custom-shape draw:name="Rectangle 3_23"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8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83"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use AdaBoost to generate an ensemble model.</text:span></text:p>
                  </text:list-item>
                  <text:list-item>
                    <text:p text:style-name="P9"><text:span text:style-name="T5">Try adjusting the number of estimators to improve accuracy.</text:span></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13" draw:layer="layout" svg:width="17.271cm" svg:height="12.572cm" svg:x="2.159cm" svg:y="13.271cm" presentation:class="notes" presentation:placeholder="true">
            <draw:text-box/>
          </draw:frame>
        </presentation:notes>
      </draw:page>
      <draw:page draw:name="page43" draw:style-name="dp12" draw:master-page-name="Title_20_and_20_Content" presentation:presentation-page-layout-name="AL2T11">
        <office:forms form:automatic-focus="false" form:apply-design-mode="false"/>
        <draw:frame draw:name="Title 1_17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168"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Sequentially add predictors, adding corrections to each subsequent predictor.</text:span></text:p>
                  </text:list-item>
                  <text:list-item>
                    <text:p><text:span text:style-name="T4">Fits new models to residual errors from the previous predictor.</text:span></text:p>
                  </text:list-item>
                  <text:list-item>
                    <text:p><text:span text:style-name="T4">Can be used for regression and for classification. </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2" draw:master-page-name="Title_20_and_20_Content" presentation:presentation-page-layout-name="AL2T11">
        <office:forms form:automatic-focus="false" form:apply-design-mode="false"/>
        <draw:frame draw:name="Title 1_2"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2"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Hyperparameters</text:span></text:p>
                    <text:list>
                      <text:list-item>
                        <text:p><text:span text:style-name="T4">Learning rate</text:span></text:p>
                        <text:list>
                          <text:list-item>
                            <text:p><text:span text:style-name="T4">Scales contribution of each tree</text:span></text:p>
                          </text:list-item>
                          <text:list-item>
                            <text:p><text:span text:style-name="T4">Value between 0 and 1</text:span></text:p>
                          </text:list-item>
                          <text:list-item>
                            <text:p><text:span text:style-name="T4">Lower values tend to generalize better</text:span></text:p>
                          </text:list-item>
                        </text:list>
                      </text:list-item>
                    </text:list>
                  </text:list-item>
                </text:list>
              </text:list-item>
            </text:list>
            <text:p text:style-name="P8"><text:span text:style-name="T4"/></text:p>
          </draw:text-box>
        </draw:frame>
        <presentation:notes draw:style-name="dp13">
          <office:forms form:automatic-focus="false" form:apply-design-mode="false"/>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2"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Hyperparameters</text:span></text:p>
                    <text:list>
                      <text:list-item>
                        <text:p><text:span text:style-name="T4">Subsample</text:span></text:p>
                        <text:list>
                          <text:list-item>
                            <text:p><text:span text:style-name="T4">Fraction of training instances each tree is trained on</text:span></text:p>
                          </text:list-item>
                          <text:list-item>
                            <text:p><text:span text:style-name="T4">Value from 0 to 1</text:span></text:p>
                          </text:list-item>
                          <text:list-item>
                            <text:p><text:span text:style-name="T4">For values less than one, random instances are chosen</text:span></text:p>
                          </text:list-item>
                        </text:list>
                      </text:list-item>
                    </text:list>
                  </text:list-item>
                </text:list>
              </text:list-item>
            </text:list>
            <text:p text:style-name="P8"><text:span text:style-name="T4"/></text:p>
          </draw:text-box>
        </draw:frame>
        <presentation:notes draw:style-name="dp13">
          <office:forms form:automatic-focus="false" form:apply-design-mode="false"/>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2" draw:master-page-name="Title_20_and_20_Content" presentation:presentation-page-layout-name="AL2T11">
        <office:forms form:automatic-focus="false" form:apply-design-mode="false"/>
        <draw:frame draw:name="Title 1_4"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4"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Hyperparameters</text:span></text:p>
                    <text:list>
                      <text:list-item>
                        <text:p><text:span text:style-name="T4">Same hyperparameters as random forests and decision trees.</text:span></text:p>
                      </text:list-item>
                    </text:list>
                  </text:list-item>
                </text:list>
              </text:list-item>
            </text:list>
            <text:p text:style-name="P8"><text:span text:style-name="T4"/></text:p>
          </draw:text-box>
        </draw:frame>
        <presentation:notes draw:style-name="dp13">
          <office:forms form:automatic-focus="false" form:apply-design-mode="false"/>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2"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Gradient Boosting</text:span></text:p>
                <text:list>
                  <text:list-item>
                    <text:p><text:span text:style-name="T4">Go over in-class example.</text:span></text:p>
                  </text:list-item>
                </text:list>
              </text:list-item>
            </text:list>
            <text:p text:style-name="P8"><text:span text:style-name="T4"/></text:p>
          </draw:text-box>
        </draw:frame>
        <presentation:notes draw:style-name="dp13">
          <office:forms form:automatic-focus="false" form:apply-design-mode="false"/>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7" draw:master-page-name="Title_20_and_20_Content" presentation:presentation-page-layout-name="AL2T11">
        <office:forms form:automatic-focus="false" form:apply-design-mode="false"/>
        <draw:custom-shape draw:name="Rectangle 3_0" draw:style-name="gr3" draw:text-style-name="P1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6"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_6"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use a gradient boosted tree ensemble to generate an ensemble model.</text:span></text:p>
                  </text:list-item>
                  <text:list-item>
                    <text:p text:style-name="P9"><text:span text:style-name="T5">Try adjusting the learning rate, max depth, and subsamples to maximize the prediction score.</text:span></text:p>
                    <text:p text:style-name="P9"><text:span text:style-name="T5"/></text:p>
                    <text:p text:style-name="P9"><text:span text:style-name="T5"/></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13">
          <office:forms form:automatic-focus="false" form:apply-design-mode="false"/>
          <draw:page-thumbnail draw:style-name="gr2" draw:layer="layout" svg:width="13.968cm" svg:height="10.476cm" svg:x="3.81cm" svg:y="2.123cm" draw:page-number="48" presentation:class="page"/>
          <draw:frame presentation:style-name="pr6" draw:text-style-name="P13" draw:layer="layout" svg:width="17.271cm" svg:height="12.572cm" svg:x="2.159cm" svg:y="13.271cm" presentation:class="notes" presentation:placeholder="true">
            <draw:text-box/>
          </draw:frame>
        </presentation:notes>
      </draw:page>
      <draw:page draw:name="Ensemble Method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5"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8"><text:span text:style-name="T14"><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15">Müller, A. C., &amp; Guido, S. (2016). </text:span><text:span text:style-name="T16">Introduction to Machine Learning with Python: A Guide for Data Scientists</text:span><text:span text:style-name="T15"> (1st ed.). O’Reilly Media.</text:span></text:p>
              </text:list-item>
              <text:list-item>
                <text:p text:style-name="P8"><text:span text:style-name="T15">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50" presentation:class="page"/>
          <draw:frame presentation:style-name="pr13" draw:text-style-name="P7" draw:layer="layout" svg:width="17.271cm" svg:height="12.572cm" svg:x="2.159cm" svg:y="13.271cm" presentation:class="notes" presentation:placeholder="true">
            <draw:text-box/>
          </draw:frame>
        </presentation:notes>
      </draw:page>
      <draw:page draw:name="Bibliography" draw:style-name="dp16"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8">
              <text:list-item>
                <text:p text:style-name="P8"><text:span text:style-name="T14"><text:a xlink:href="https://github.com/ageron/handson-ml" xlink:type="simple">https://github.com/ageron/handson-ml</text:a></text:span></text:p>
              </text:list-item>
              <text:list-item>
                <text:p text:style-name="P8"><text:span text:style-name="T15">Géron Aurélien. </text:span><text:span text:style-name="T16">Hands-on Machine Learning with Scikit-Learn and Tensorflow</text:span><text:span text:style-name="T15">. 1st ed., O'Reilly, 2017.</text:span></text:p>
              </text:list-item>
              <text:list-item>
                <text:p text:style-name="P8"><text:span text:style-name="T14"><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15"/></text:p>
          </draw:text-box>
        </draw:frame>
        <presentation:notes draw:style-name="dp2">
          <draw:page-thumbnail draw:style-name="gr2" draw:layer="layout" svg:width="12.699cm" svg:height="9.524cm" svg:x="3.175cm" svg:y="1.93cm" draw:page-number="51"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 draw:style-name="dp17"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0">
              <text:list-item>
                <text:p text:style-name="P8"><text:span text:style-name="T15">Harrison, Matt. </text:span><text:span text:style-name="T16">Machine Learning Pocket Reference: Working with Structured Data in Python</text:span><text:span text:style-name="T15">. 1st ed., O'Reilly, 2019. </text:span></text:p>
              </text:list-item>
              <text:list-item>
                <text:p text:style-name="P8"><text:span text:style-name="T14"><text:a xlink:href="https://scikit-learn.org/stable/modules/cross_validation.html" xlink:type="simple">https://scikit-learn.org/stable/modules/cross_validation.html</text:a></text:span></text:p>
              </text:list-item>
              <text:list-item>
                <text:p text:style-name="P8"><text:span text:style-name="T14"><text:a xlink:href="http://jmlr.csail.mit.edu/papers/v12/pedregosa11a.html" xlink:type="simple">Scikit-learn: Machine Learning in Python</text:a></text:span><text:span text:style-name="T15">, Pedregosa </text:span><text:span text:style-name="T16">et al.</text:span><text:span text:style-name="T15">, JMLR 12, pp. 2825-2830, 2011.</text:span></text:p>
              </text:list-item>
            </text:list>
          </draw:text-box>
        </draw:frame>
        <presentation:notes draw:style-name="dp2">
          <draw:page-thumbnail draw:style-name="gr2" draw:layer="layout" svg:width="12.699cm" svg:height="9.524cm" svg:x="3.175cm" svg:y="1.93cm" draw:page-number="52"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_clipboard0" draw:style-name="dp18"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1">
              <text:list-item>
                <text:p text:style-name="P8"><text:span text:style-name="T14"><text:a xlink:href="https://arxiv.org/abs/1309.0238" xlink:type="simple">API design for machine learning software: experiences from the scikit-learn project</text:a></text:span><text:span text:style-name="T15">, Buitinck </text:span><text:span text:style-name="T16">et al.</text:span><text:span text:style-name="T15">, 2013.</text:span></text:p>
              </text:list-item>
              <text:list-item>
                <text:p text:style-name="P8"><text:span text:style-name="T15"><text:a xlink:href="https://docs.scipy.org/doc/scipy/reference/generated/scipy.stats.pearsonr.html" xlink:type="simple">https://docs.scipy.org/doc/scipy/reference/generated/scipy.stats.pearsonr.html</text:a></text:span></text:p>
              </text:list-item>
              <text:list-item>
                <text:p text:style-name="P8"><text:span text:style-name="T15"><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53" presentation:class="page"/>
          <draw:frame presentation:style-name="pr14" draw:text-style-name="P7" draw:layer="layout" svg:width="15.239cm" svg:height="11.429cm" svg:x="1.905cm" svg:y="12.065cm" presentation:class="notes" presentation:placeholder="true">
            <draw:text-box/>
          </draw:frame>
        </presentation:notes>
      </draw:page>
      <draw:page draw:name="page54" draw:style-name="dp18" draw:master-page-name="Default" presentation:presentation-page-layout-name="AL2T11">
        <draw:frame draw:name="Title 1_30"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_30" presentation:style-name="pr12" draw:text-style-name="P6" draw:layer="layout" svg:width="22.859cm" svg:height="12.571cm" svg:x="1.27cm" svg:y="4.445cm" presentation:class="outline" presentation:user-transformed="true">
          <draw:text-box>
            <text:list text:style-name="L12">
              <text:list-item>
                <text:p text:style-name="P18"><text:span text:style-name="T15"><text:a xlink:href="https://www.investopedia.com/terms/p/p-value.asp" xlink:type="simple">https://www.investopedia.com/terms/p/p-value.asp</text:a></text:span></text:p>
              </text:list-item>
              <text:list-item>
                <text:p text:style-name="P18"><text:span text:style-name="T15"><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18"><text:span text:style-name="T15"><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54" presentation:class="page"/>
          <draw:frame presentation:style-name="pr14" draw:text-style-name="P7" draw:layer="layout" svg:width="15.239cm" svg:height="11.429cm" svg:x="1.905cm" svg:y="12.065cm" presentation:class="notes" presentation:placeholder="true">
            <draw:text-box/>
          </draw:frame>
        </presentation:notes>
      </draw:page>
      <draw:page draw:name="page55" draw:style-name="dp18" draw:master-page-name="Default" presentation:presentation-page-layout-name="AL2T11">
        <draw:frame draw:name="Title 1_45"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_45" presentation:style-name="pr15" draw:text-style-name="P19" draw:layer="layout" svg:width="22.859cm" svg:height="12.571cm" svg:x="1.27cm" svg:y="3.937cm" presentation:class="outline" presentation:user-transformed="true">
          <draw:text-box>
            <text:p text:style-name="P18"><text:span text:style-name="T15">16) </text:span><text:span text:style-name="T15"><text:a xlink:href="https://wizardforcel.gitbooks.io/scikit-and-tensorflow-workbooks-bjpcjp/content/ch08-dimensionality-reduction.html" xlink:type="simple">https://wizardforcel.gitbooks.io/scikit-and-tensorflow-workbooks-bjpcjp/content/ch08-dimensionality-reduction.html</text:a></text:span></text:p>
            <text:p text:style-name="P18"><text:span text:style-name="T15">17) </text:span><text:span text:style-name="T15"><text:a xlink:href="https://pub.towardsai.net/principal-component-analysis-in-dimensionality-reduction-with-python-1a613006d531" xlink:type="simple">https://pub.towardsai.net/principal-component-analysis-in-dimensionality-reduction-with-python-1a613006d531</text:a></text:span></text:p>
            <text:p text:style-name="P18"><text:span text:style-name="T15">18) </text:span><text:span text:style-name="T15"><text:a xlink:href="https://towardsdatascience.com/the-kernel-trick-c98cdbcaeb3f" xlink:type="simple">https://towardsdatascience.com/the-kernel-trick-c98cdbcaeb3f</text:a></text:span><text:span text:style-name="T15"><text:s/></text:span></text:p>
          </draw:text-box>
        </draw:frame>
        <presentation:notes draw:style-name="dp2">
          <draw:page-thumbnail draw:style-name="gr2" draw:layer="layout" svg:width="12.699cm" svg:height="9.524cm" svg:x="3.175cm" svg:y="1.93cm" draw:page-number="55" presentation:class="page"/>
          <draw:frame presentation:style-name="pr14" draw:text-style-name="P7" draw:layer="layout" svg:width="15.239cm" svg:height="11.429cm" svg:x="1.905cm" svg:y="12.065cm" presentation:class="notes" presentation:placeholder="true">
            <draw:text-box/>
          </draw:frame>
        </presentation:notes>
      </draw:page>
      <draw:page draw:name="page56" draw:style-name="dp18" draw:master-page-name="Default" presentation:presentation-page-layout-name="AL2T11">
        <draw:frame draw:name="Title 1_90" presentation:style-name="pr11" draw:text-style-name="P2" draw:layer="layout" svg:width="22.859cm" svg:height="3.174cm" svg:x="1.27cm" svg:y="0.763cm" presentation:class="title" presentation:user-transformed="true">
          <draw:text-box>
            <text:p text:style-name="P1"><text:span text:style-name="T13">Bibliography</text:span></text:p>
          </draw:text-box>
        </draw:frame>
        <draw:frame draw:name="Content Placeholder 2_89" presentation:style-name="pr16" draw:text-style-name="P19" draw:layer="layout" svg:width="22.859cm" svg:height="12.571cm" svg:x="1.27cm" svg:y="3.937cm" presentation:class="outline" presentation:user-transformed="true">
          <draw:text-box>
            <text:p text:style-name="P18"><text:span text:style-name="T15">19) https://cs.nyu.edu/~roweis/lle/papers/lleintro.pdf</text:span></text:p>
            <text:p text:style-name="P18"><text:span text:style-name="T15">20)https://docs.python.org/3/library/json.html </text:span></text:p>
            <text:p text:style-name="P18"><text:span text:style-name="T15">21)https://academic.oup.com/bioinformatics/article/24/18/2010/190849?login=false</text:span></text:p>
            <text:p text:style-name="P18"><text:span text:style-name="T15">22)</text:span><text:span text:style-name="T15"><text:a xlink:href="https://arxiv.org/pdf/1904.10416.pdf" xlink:type="simple">https://arxiv.org/pdf/1904.10416.pdf</text:a></text:span></text:p>
            <text:p text:style-name="P18"><text:span text:style-name="T15">23)</text:span></text:p>
          </draw:text-box>
        </draw:frame>
        <presentation:notes draw:style-name="dp2">
          <draw:page-thumbnail draw:style-name="gr2" draw:layer="layout" svg:width="12.699cm" svg:height="9.524cm" svg:x="3.175cm" svg:y="1.93cm" draw:page-number="56" presentation:class="page"/>
          <draw:frame presentation:style-name="pr14" draw:text-style-name="P7" draw:layer="layout" svg:width="15.239cm" svg:height="11.429cm" svg:x="1.905cm" svg:y="12.065cm" presentation:class="notes" presentation:placeholder="true">
            <draw:text-box/>
          </draw:frame>
        </presentation:notes>
      </draw:page>
      <draw:page draw:name="Additional Resources" draw:style-name="dp19"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3">Additional Resources</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8"><text:span text:style-name="T14"><text:a xlink:href="https://towardsdatascience.com/over-fitting-and-regularization-64d16100f45c" xlink:type="simple">https://towardsdatascience.com/over-fitting-and-regularization-64d16100f45c</text:a></text:span></text:p>
              </text:list-item>
              <text:list-item>
                <text:p text:style-name="P8"><text:span text:style-name="T15">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57" presentation:class="page"/>
          <draw:frame presentation:style-name="pr14" draw:text-style-name="P7" draw:layer="layout" svg:width="15.239cm" svg:height="11.429cm" svg:x="1.905cm" svg:y="12.065cm" presentation:class="notes" presentation:placeholder="true">
            <draw:text-box/>
          </draw:frame>
        </presentation:notes>
      </draw:page>
      <draw:page draw:name="LICENSE" draw:style-name="dp20" draw:master-page-name="Defaul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3">LICENSE</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3">
              <text:list-item>
                <text:p text:style-name="P8"><text:span text:style-name="T15">Copyright 2022 Douglas Bowman</text:span></text:p>
              </text:list-item>
              <text:list-item>
                <text:p text:style-name="P8"><text:span text:style-name="T1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15">The above copyright notice and this permission notice shall be included in all copies or substantial portions of the Software.</text:span></text:p>
              </text:list-item>
              <text:list-item>
                <text:p text:style-name="P8"><text:span text:style-name="T1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58" presentation:class="page"/>
          <draw:frame presentation:style-name="pr1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7</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1-01">11/1/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47</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47</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1-01">11/1/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47</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47</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1-01">11/1/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47</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4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114</meta:editing-cycles>
    <meta:creation-date>2018-01-12T01:50:51</meta:creation-date>
    <dc:date>2023-11-01T00:59:15.606606260</dc:date>
    <meta:editing-duration>P9DT6H22M30S</meta:editing-duration>
    <meta:generator>LibreOffice/7.0.4.2$Linux_X86_64 LibreOffice_project/00$Build-2</meta:generator>
    <meta:document-statistic meta:object-count="281"/>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